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632cm" fo:break-before="auto" style:use-optimal-row-height="true"/>
    </style:style>
    <style:style style:name="ro15" style:family="table-row">
      <style:table-row-properties style:row-height="4.658cm" fo:break-before="auto" style:use-optimal-row-height="true"/>
    </style:style>
    <style:style style:name="ro16" style:family="table-row">
      <style:table-row-properties style:row-height="5.502cm" fo:break-before="auto" style:use-optimal-row-height="true"/>
    </style:style>
    <style:style style:name="ro17" style:family="table-row">
      <style:table-row-properties style:row-height="3.18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4.24cm" fo:break-before="auto" style:use-optimal-row-height="false"/>
    </style:style>
    <style:style style:name="ro20" style:family="table-row">
      <style:table-row-properties style:row-height="3.844cm" fo:break-before="auto" style:use-optimal-row-height="true"/>
    </style:style>
    <style:style style:name="ro21" style:family="table-row">
      <style:table-row-properties style:row-height="6.265cm" fo:break-before="auto" style:use-optimal-row-height="true"/>
    </style:style>
    <style:style style:name="ro22" style:family="table-row">
      <style:table-row-properties style:row-height="5.396cm" fo:break-before="auto" style:use-optimal-row-height="true"/>
    </style:style>
    <style:style style:name="ro23" style:family="table-row">
      <style:table-row-properties style:row-height="3.948cm" fo:break-before="auto" style:use-optimal-row-height="true"/>
    </style:style>
    <style:style style:name="ro24" style:family="table-row">
      <style:table-row-properties style:row-height="3.217cm" fo:break-before="auto" style:use-optimal-row-height="false"/>
    </style:style>
    <style:style style:name="ro25" style:family="table-row">
      <style:table-row-properties style:row-height="4.796cm" fo:break-before="auto" style:use-optimal-row-height="true"/>
    </style:style>
    <style:style style:name="ro26" style:family="table-row">
      <style:table-row-properties style:row-height="3.133cm" fo:break-before="auto" style:use-optimal-row-height="true"/>
    </style:style>
    <style:style style:name="ro27" style:family="table-row">
      <style:table-row-properties style:row-height="3.217cm" fo:break-before="auto" style:use-optimal-row-height="true"/>
    </style:style>
    <style:style style:name="ro28" style:family="table-row">
      <style:table-row-properties style:row-height="1.637cm" fo:break-before="auto" style:use-optimal-row-height="true"/>
    </style:style>
    <style:style style:name="ro29" style:family="table-row">
      <style:table-row-properties style:row-height="4.006cm" fo:break-before="auto" style:use-optimal-row-height="true"/>
    </style:style>
    <style:style style:name="ro30" style:family="table-row">
      <style:table-row-properties style:row-height="7.167cm" fo:break-before="auto" style:use-optimal-row-height="true"/>
    </style:style>
    <style:style style:name="ro31" style:family="table-row">
      <style:table-row-properties style:row-height="0.961cm" fo:break-before="auto" style:use-optimal-row-height="true"/>
    </style:style>
    <style:style style:name="ro32" style:family="table-row">
      <style:table-row-properties style:row-height="3.246cm" fo:break-before="auto" style:use-optimal-row-height="false"/>
    </style:style>
    <style:style style:name="ro33" style:family="table-row">
      <style:table-row-properties style:row-height="2.762cm" fo:break-before="auto" style:use-optimal-row-height="false"/>
    </style:style>
    <style:style style:name="ro34" style:family="table-row">
      <style:table-row-properties style:row-height="6.493cm" fo:break-before="auto" style:use-optimal-row-height="false"/>
    </style:style>
    <style:style style:name="ro35" style:family="table-row">
      <style:table-row-properties style:row-height="0.792cm" fo:break-before="auto" style:use-optimal-row-height="true"/>
    </style:style>
    <style:style style:name="ro36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unga" style:font-size-complex="22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1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4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5" style:family="table-cell" style:parent-style-name="Default"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/>
    </style:style>
    <style:style style:name="ce2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0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8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20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20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20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20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20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20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20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3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5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20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20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20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4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4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4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/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4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</text:span><text:span text:style-name="T1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1" office:value-type="string">
            <text:p>p-1</text:p>
          </table:table-cell>
          <table:table-cell table:style-name="ce14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8"/>
          <table:table-cell table:style-name="ce24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8"/>
          <table:table-cell table:style-name="ce24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8"/>
          <table:table-cell table:style-name="ce24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8"/>
          <table:table-cell table:style-name="ce20" office:value-type="string">
            <text:p><text:span text:style-name="T1"><text:a xlink:href="https://www.mlit.go.jp/statistics/details/t-jutaku-2_tk_000002.html">https://www.mlit.go.jp/statistics/details/t-jutaku-2_tk_000002.html</text:a></text:span></text:p>
            <text:p><text:span text:style-name="T1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8"/>
          <table:table-cell table:style-name="ce24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p-3</text:p>
          </table:table-cell>
          <table:table-cell table:style-name="ce13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8"/>
          <table:table-cell table:style-name="ce24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8"/>
          <table:table-cell table:style-name="ce24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8"/>
          <table:table-cell table:style-name="ce20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8"/>
          <table:table-cell table:style-name="ce24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8"/>
          <table:table-cell table:style-name="ce24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12T11:05:17.88">
            <text:p>031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8"/>
          <table:table-cell table:style-name="ce24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8"/>
          <table:table-cell table:style-name="ce24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8"/>
          <table:table-cell table:style-name="ce20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5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8"/>
          <table:table-cell table:style-name="ce24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5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5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8"/>
          <table:table-cell table:style-name="ce24" office:value-type="string">
            <text:p><text:a xlink:href="https://www.city.kawasaki.jp/230/page/0000125926.html">https://www.city.kawasaki.jp/230/page/0000125926.html</text:a> </text:p>
            <text:p>/ :d-2 <text:a xlink:href="https://www.city.kawasaki.jp/230/cmsfiles/contents/0000125/125926/21bunkatuban1.pdf">https://www.city.kawasaki.jp/230/cmsfiles/contents/0000125/125926/21bunkatuban1.pdf</text:a></text:p>
            <text:p/>
          </table:table-cell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2">
            <text:p>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3">
            <text:p>3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4">
            <text:p>4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0">
            <text:p>エラー:509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2">
            <text:p>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3">
            <text:p>3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4">
            <text:p>4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6">
            <text:p>6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7">
            <text:p>7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5">
            <text:p>9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2">
            <text:p>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3">
            <text:p>3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4">
            <text:p>4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6">
            <text:p>6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 office:value-type="string">
            <text:p>##:20220221_102836</text:p>
          </table:table-cell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7">
            <text:p>7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8">
            <text:p>8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3">
            <text:p>10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2">
            <text:p>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3">
            <text:p>3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4">
            <text:p>4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6">
            <text:p>6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9">
            <text:p>10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2">
            <text:p>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3">
            <text:p>3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4">
            <text:p>4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2">
            <text:p>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3">
            <text:p>3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4">
            <text:p>4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6">
            <text:p>6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2">
            <text:p>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3">
            <text:p>3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4">
            <text:p>4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5">
            <text:p>5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6">
            <text:p>6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8">
            <text:p>8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4"/>
          <table:table-cell table:style-name="ce26"/>
          <table:table-cell table:style-name="ce22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5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9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13T13:08:22.42">
            <text:p>0313 <text:s/>1308</text:p>
          </table:table-cell>
          <table:table-cell table:style-name="ce12" table:formula="of:=NOW()" office:value-type="date" office:date-value="2022-03-13T13:08:22.42">
            <text:p>0313 <text:s/>1308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13T13:08:22.42">
            <text:p>0313 <text:s/>1308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5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9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13T13:08:22.42">
            <text:p>0313 <text:s/>1308</text:p>
          </table:table-cell>
          <table:table-cell table:style-name="ce12" table:formula="of:=NOW()" office:value-type="date" office:date-value="2022-03-13T13:08:22.42">
            <text:p>0313 <text:s/>1308</text:p>
          </table:table-cell>
          <table:table-cell table:style-name="ce8" table:number-columns-repeated="2"/>
          <table:table-cell table:number-columns-repeated="5"/>
          <table:table-cell table:style-name="ce29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9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>
          <table:table-cell table:number-columns-repeated="12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36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9"/>
          <table:table-cell table:number-columns-repeated="1011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3">2022/03/13</text:date>, <text:time>13:08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3T13:08:21.48</dc:date>
    <dc:creator>iwabuchi ken</dc:creator>
    <meta:editing-duration>P15DT6H43M1S</meta:editing-duration>
    <meta:editing-cycles>2115</meta:editing-cycles>
    <meta:generator>OpenOffice/4.1.3$Win32 OpenOffice.org_project/413m1$Build-9783</meta:generator>
    <meta:document-statistic meta:table-count="1" meta:cell-count="658" meta:object-count="0"/>
  </office:meta>
</office:document-meta>
</file>